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99ff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="solid" draw:fill-color="#33cc66" draw:opacity="50%" draw:textarea-horizontal-align="justify" draw:textarea-vertical-align="middle" draw:auto-grow-height="false" draw:shadow-opacity="50%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align="start" fo:text-indent="0cm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4.8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.5cm" svg:height="1.343cm" svg:x="4.4cm" svg:y="8.3cm">
          <draw:text-box>
            <text:p text:style-name="P2"><text:span text:style-name="T1">curr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0</text:span></text:p>
            <text:p text:style-name="P3"><text:span text:style-name="T1">$2 -&gt; 1</text:span></text:p>
            <text:p text:style-name="P3"><text:span text:style-name="T1">$3 -&gt;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7.1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2.5cm" svg:height="1.343cm" svg:x="6.7cm" svg:y="8.301cm">
          <draw:text-box>
            <text:p text:style-name="P2"><text:span text:style-name="T1">curr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0</text:span></text:p>
            <text:p text:style-name="P3"><text:span text:style-name="T1">$2 -&gt; 1</text:span></text:p>
            <text:p text:style-name="P3"><text:span text:style-name="T1">$3 -&gt;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9.3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2.5cm" svg:height="1.343cm" svg:x="8.8cm" svg:y="8.301cm">
          <draw:text-box>
            <text:p text:style-name="P2"><text:span text:style-name="T1">curr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1</text:span></text:p>
            <text:p text:style-name="P3"><text:span text:style-name="T1">$2 -&gt; 1</text:span></text:p>
            <text:p text:style-name="P3"><text:span text:style-name="T1"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2.5cm" svg:height="1.343cm" svg:x="11.1cm" svg:y="8.301cm">
          <draw:text-box>
            <text:p text:style-name="P2"><text:span text:style-name="T1">curr</text:span></text:p>
          </draw:text-box>
        </draw:frame>
        <draw:frame draw:style-name="gr3" draw:text-style-name="P3" draw:layer="layout" svg:width="4.5cm" svg:height="3.527cm" svg:x="11.1cm" svg:y="11.903cm">
          <draw:text-box>
            <text:p text:style-name="P3"><text:span text:style-name="T1">$1 -&gt; 0</text:span></text:p>
            <text:p text:style-name="P3"><text:span text:style-name="T1">$2 -&gt; 1</text:span></text:p>
            <text:p text:style-name="P3"><text:span text:style-name="T1"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5" draw:text-style-name="P1" draw:layer="layout" svg:width="1.684cm" svg:height="6.5cm" svg:x="13.8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9.3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1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13.4cm" svg:y="8.302cm">
          <draw:text-box>
            <text:p text:style-name="P2"><text:span text:style-name="T1">next(1)</text:span></text:p>
          </draw:text-box>
        </draw:frame>
        <draw:frame draw:style-name="gr3" draw:text-style-name="P2" draw:layer="layout" svg:width="2.5cm" svg:height="2.435cm" svg:x="9cm" svg:y="8.303cm">
          <draw:text-box>
            <text:p text:style-name="P2"><text:span text:style-name="T1">prev(1)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0</text:span></text:p>
            <text:p text:style-name="P3"><text:span text:style-name="T1">$2 -&gt; 1</text:span></text:p>
            <text:p text:style-name="P3"><text:span text:style-name="T1"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5" draw:text-style-name="P1" draw:layer="layout" svg:width="1.684cm" svg:height="6.5cm" svg:x="16.1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7.0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15.6cm" svg:y="8.303cm">
          <draw:text-box>
            <text:p text:style-name="P2"><text:span text:style-name="T1">next(2)</text:span></text:p>
          </draw:text-box>
        </draw:frame>
        <draw:frame draw:style-name="gr3" draw:text-style-name="P2" draw:layer="layout" svg:width="2.5cm" svg:height="2.435cm" svg:x="6.7cm" svg:y="8.304cm">
          <draw:text-box>
            <text:p text:style-name="P2"><text:span text:style-name="T1">prev(2)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0</text:span></text:p>
            <text:p text:style-name="P3"><text:span text:style-name="T1">$2 -&gt; 1</text:span></text:p>
            <text:p text:style-name="P3"><text:span text:style-name="T1"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1" draw:layer="layout" svg:width="1.684cm" svg:height="6.5cm" svg:x="18.3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4.8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17.9cm" svg:y="8.303cm">
          <draw:text-box>
            <text:p text:style-name="P2"><text:span text:style-name="T1">next(3)</text:span></text:p>
          </draw:text-box>
        </draw:frame>
        <draw:frame draw:style-name="gr3" draw:text-style-name="P2" draw:layer="layout" svg:width="2.5cm" svg:height="2.435cm" svg:x="4.5cm" svg:y="8.304cm">
          <draw:text-box>
            <text:p text:style-name="P2"><text:span text:style-name="T1">prev(3)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0</text:span></text:p>
            <text:p text:style-name="P3"><text:span text:style-name="T1">$2 -&gt; 1</text:span></text:p>
            <text:p text:style-name="P3"><text:span text:style-name="T1"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1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5" draw:text-style-name="P1" draw:layer="layout" svg:width="1.684cm" svg:height="6.5cm" svg:x="20.616cm" svg:y="1.54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84cm" svg:height="6.5cm" svg:x="2.616cm" svg:y="1.5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.343cm" svg:x="11.2cm" svg:y="8.302cm">
          <draw:text-box>
            <text:p text:style-name="P2"><text:span text:style-name="T1">curr</text:span></text:p>
          </draw:text-box>
        </draw:frame>
        <draw:frame draw:style-name="gr3" draw:text-style-name="P2" draw:layer="layout" svg:width="2.5cm" svg:height="2.435cm" svg:x="20.2cm" svg:y="8.303cm">
          <draw:text-box>
            <text:p text:style-name="P2"><text:span text:style-name="T1">next(4)</text:span></text:p>
          </draw:text-box>
        </draw:frame>
        <draw:frame draw:style-name="gr3" draw:text-style-name="P2" draw:layer="layout" svg:width="2.5cm" svg:height="2.435cm" svg:x="2.3cm" svg:y="8.304cm">
          <draw:text-box>
            <text:p text:style-name="P2"><text:span text:style-name="T1">prev(4)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0</text:span></text:p>
            <text:p text:style-name="P3"><text:span text:style-name="T1">$2 -&gt; 1</text:span></text:p>
            <text:p text:style-name="P3"><text:span text:style-name="T1"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3.8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2.5cm" svg:height="1.343cm" svg:x="13.4cm" svg:y="8.302cm">
          <draw:text-box>
            <text:p text:style-name="P2"><text:span text:style-name="T1">curr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0</text:span></text:p>
            <text:p text:style-name="P3"><text:span text:style-name="T1">$2 -&gt; 1</text:span></text:p>
            <text:p text:style-name="P3"><text:span text:style-name="T1">$3 -&gt;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6.1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2.5cm" svg:height="1.343cm" svg:x="15.6cm" svg:y="8.302cm">
          <draw:text-box>
            <text:p text:style-name="P2"><text:span text:style-name="T1">curr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</text:span></text:p>
            <text:p text:style-name="P3"><text:span text:style-name="T1">$2 -&gt; 1</text:span></text:p>
            <text:p text:style-name="P3"><text:span text:style-name="T1">$3 -&gt; 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18.4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2.5cm" svg:height="1.343cm" svg:x="18cm" svg:y="8.302cm">
          <draw:text-box>
            <text:p text:style-name="P2"><text:span text:style-name="T1">curr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</text:span></text:p>
            <text:p text:style-name="P3"><text:span text:style-name="T1">$2 -&gt; 1</text:span></text:p>
            <text:p text:style-name="P3"><text:span text:style-name="T1">$3 -&gt; 0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20.6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2" draw:layer="layout" svg:width="2.5cm" svg:height="1.343cm" svg:x="20.1cm" svg:y="8.302cm">
          <draw:text-box>
            <text:p text:style-name="P2"><text:span text:style-name="T1">curr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</text:span></text:p>
            <text:p text:style-name="P3"><text:span text:style-name="T1">$2 -&gt; 1</text:span></text:p>
            <text:p text:style-name="P3"><text:span text:style-name="T1">$3 -&gt;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1.684cm" svg:height="6.5cm" svg:x="22.916cm" svg:y="1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.323cm" svg:height="6.375cm" svg:x="4.555cm" svg:y="3.04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" draw:layer="layout" svg:width="2.5cm" svg:height="1.343cm" svg:x="22.4cm" svg:y="8.302cm">
          <draw:text-box>
            <text:p text:style-name="P2"><text:span text:style-name="T1">curr</text:span></text:p>
          </draw:text-box>
        </draw:frame>
        <draw:frame draw:style-name="gr3" draw:text-style-name="P3" draw:layer="layout" svg:width="4.5cm" svg:height="3.527cm" svg:x="11.1cm" svg:y="11.904cm">
          <draw:text-box>
            <text:p text:style-name="P3"><text:span text:style-name="T1">$1 -&gt; </text:span></text:p>
            <text:p text:style-name="P3"><text:span text:style-name="T1">$2 -&gt; 0</text:span></text:p>
            <text:p text:style-name="P3"><text:span text:style-name="T1">$3 -&gt;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3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3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hierry</meta:initial-creator>
    <meta:creation-date>2008-12-17T18:44:47</meta:creation-date>
    <dc:creator>Thierry</dc:creator>
    <dc:date>2008-12-17T19:07:03</dc:date>
    <meta:editing-cycles>7</meta:editing-cycles>
    <meta:editing-duration>PT23M18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199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Default"/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3" table:number-columns-repeated="4"/>
          <table:table-cell table:style-name="ce4" table:number-columns-repeated="14"/>
          <table:table-cell table:style-name="ce6" table:number-columns-repeated="233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8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6" table:number-columns-repeated="247"/>
        </table:table-row>
        <table:table-row table:style-name="ro2">
          <table:table-cell table:style-name="ce2" table:number-columns-repeated="9"/>
          <table:table-cell table:style-name="ce5" table:number-columns-repeated="24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table:number-columns-repeated="2"/>
          <table:table-cell table:style-name="ce7" table:number-columns-repeated="3"/>
          <table:table-cell table:style-name="ce8"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7">17/12/2008</text:date>, <text:time>19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